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color="#cc7832" fo:font-size="10pt" style:font-size-asian="10pt" style:font-size-complex="10pt"/>
    </style:style>
    <style:style style:name="P3" style:family="paragraph" style:parent-style-name="Standard">
      <style:text-properties fo:color="#a9b7c6" fo:font-size="10pt" style:font-size-asian="10pt" style:font-size-complex="10pt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cc7832" fo:font-size="10pt" style:font-size-asian="10pt" style:font-size-complex="10pt"/>
    </style:style>
    <style:style style:name="T3" style:family="text">
      <style:text-properties fo:color="#a9b7c6" fo:font-size="10pt" style:font-size-asian="10pt" style:font-size-complex="10pt"/>
    </style:style>
    <style:style style:name="T4" style:family="text">
      <style:text-properties fo:color="#9876aa" fo:font-size="10pt" style:font-size-asian="10pt" style:font-size-complex="10pt"/>
    </style:style>
    <style:style style:name="T5" style:family="text">
      <style:text-properties fo:color="#9876aa" fo:font-size="10pt" fo:font-style="italic" style:font-size-asian="10pt" style:font-style-asian="italic" style:font-size-complex="10pt"/>
    </style:style>
    <style:style style:name="T6" style:family="text">
      <style:text-properties fo:color="#ffc66d" fo:font-size="10pt" style:font-size-asian="10pt" style:font-size-complex="10pt"/>
    </style:style>
    <style:style style:name="T7" style:family="text">
      <style:text-properties fo:color="#6a8759" fo:font-size="10pt" style:font-size-asian="10pt" style:font-size-complex="10pt"/>
    </style:style>
    <style:style style:name="T8" style:family="text">
      <style:text-properties fo:color="#6897bb" fo:font-size="10pt" style:font-size-asian="10pt" style:font-size-complex="10pt"/>
    </style:style>
    <style:style style:name="T9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Răzvan Baboiu</text:span></text:p>
      <text:p text:style-name="Standard"><text:span text:style-name="T1">Gr. 221</text:span></text:p>
      <text:p text:style-name="P1"/>
      <text:p text:style-name="Standard"><text:span text:style-name="T1">Ce se va afișa dupa executarea urmatoarelor instructiuni:</text:span></text:p>
      <text:p text:style-name="P2"/>
      <text:p text:style-name="Standard"><text:span text:style-name="T2">package </text:span><text:span text:style-name="T3">com.company</text:span><text:span text:style-name="T2">;</text:span></text:p>
      <text:p text:style-name="P2"/>
      <text:p text:style-name="Standard"><text:span text:style-name="T2">public class </text:span><text:span text:style-name="T3">NumarIntreg {</text:span></text:p>
      <text:p text:style-name="Standard"><text:span text:style-name="T3"><text:s text:c="3"/></text:span><text:span text:style-name="T2">private int </text:span><text:span text:style-name="T4">numar</text:span><text:span text:style-name="T2">;</text:span></text:p>
      <text:p text:style-name="P2"/>
      <text:p text:style-name="Standard"><text:span text:style-name="T2"><text:s text:c="3"/>public final </text:span><text:span text:style-name="T6">NumarIntreg</text:span><text:span text:style-name="T3">(</text:span><text:span text:style-name="T2">int </text:span><text:span text:style-name="T3">numar) {</text:span></text:p>
      <text:p text:style-name="Standard"><text:span text:style-name="T3"><text:s text:c="7"/></text:span><text:span text:style-name="T2">this</text:span><text:span text:style-name="T3">.</text:span><text:span text:style-name="T4">numar </text:span><text:span text:style-name="T3">= numar</text:span><text:span text:style-name="T2">;</text:span></text:p>
      <text:p text:style-name="Standard"><text:span text:style-name="T2"><text:s text:c="7"/></text:span><text:span text:style-name="T3">System.</text:span><text:span text:style-name="T5">out</text:span><text:span text:style-name="T3">.println( numar)</text:span><text:span text:style-name="T2">;</text:span></text:p>
      <text:p text:style-name="Standard"><text:span text:style-name="T2"><text:s text:c="3"/></text:span><text:span text:style-name="T3">}</text:span></text:p>
      <text:p text:style-name="Standard"><text:span text:style-name="T3">}</text:span></text:p>
      <text:p text:style-name="P3"/>
      <text:p text:style-name="Standard"><text:span text:style-name="T2">public class </text:span><text:span text:style-name="T3">NumarComplex </text:span><text:span text:style-name="T2">extends </text:span><text:span text:style-name="T3">NumarIntreg{</text:span></text:p>
      <text:p text:style-name="Standard"><text:span text:style-name="T3"><text:s text:c="3"/></text:span><text:span text:style-name="T2">private int </text:span><text:span text:style-name="T4">parteImaginara</text:span><text:span text:style-name="T2">;</text:span></text:p>
      <text:p text:style-name="P2"/>
      <text:p text:style-name="Standard"><text:span text:style-name="T2"><text:s text:c="3"/>public </text:span><text:span text:style-name="T6">NumarComplex</text:span><text:span text:style-name="T3">(</text:span><text:span text:style-name="T2">int </text:span><text:span text:style-name="T3">numar</text:span><text:span text:style-name="T2">, int </text:span><text:span text:style-name="T3">parteImaginara) {</text:span></text:p>
      <text:p text:style-name="Standard"><text:span text:style-name="T3"><text:s text:c="7"/></text:span><text:span text:style-name="T2">super</text:span><text:span text:style-name="T3">(numar)</text:span><text:span text:style-name="T2">;</text:span></text:p>
      <text:p text:style-name="Standard"><text:span text:style-name="T2"><text:s text:c="7"/>this</text:span><text:span text:style-name="T3">.</text:span><text:span text:style-name="T4">parteImaginara </text:span><text:span text:style-name="T3">= parteImaginara</text:span><text:span text:style-name="T2">;</text:span></text:p>
      <text:p text:style-name="Standard"><text:span text:style-name="T2"><text:s text:c="7"/></text:span><text:span text:style-name="T3">System.</text:span><text:span text:style-name="T5">out</text:span><text:span text:style-name="T3">.println( numar + </text:span><text:span text:style-name="T7">" + " </text:span><text:span text:style-name="T3">+ parteImaginara + </text:span><text:span text:style-name="T7">" * i"</text:span><text:span text:style-name="T3">)</text:span><text:span text:style-name="T2">;</text:span></text:p>
      <text:p text:style-name="Standard"><text:span text:style-name="T2"><text:s text:c="3"/></text:span><text:span text:style-name="T3">}</text:span></text:p>
      <text:p text:style-name="Standard"><text:span text:style-name="T3">}</text:span></text:p>
      <text:p text:style-name="P3"><text:soft-page-break/></text:p>
      <text:p text:style-name="Standard"><text:span text:style-name="T2">public class </text:span><text:span text:style-name="T3">Main {</text:span></text:p>
      <text:p text:style-name="P3"/>
      <text:p text:style-name="Standard"><text:span text:style-name="T3"><text:s text:c="3"/></text:span><text:span text:style-name="T2">public static void </text:span><text:span text:style-name="T6">main</text:span><text:span text:style-name="T3">(String[] args) {</text:span></text:p>
      <text:p text:style-name="Standard"><text:span text:style-name="T3"><text:s text:c="6"/>NumarIntreg numarIntreg = </text:span><text:span text:style-name="T2">new </text:span><text:span text:style-name="T3">NumarIntreg(</text:span><text:span text:style-name="T8">1</text:span><text:span text:style-name="T3">)</text:span><text:span text:style-name="T2">;</text:span></text:p>
      <text:p text:style-name="Standard"><text:span text:style-name="T2"><text:s text:c="6"/></text:span><text:span text:style-name="T3">NumarIntreg numarIntreg1 = </text:span><text:span text:style-name="T2">new </text:span><text:span text:style-name="T3">NumarComplex(</text:span><text:span text:style-name="T8">2</text:span><text:span text:style-name="T2">, </text:span><text:span text:style-name="T8">3</text:span><text:span text:style-name="T3">)</text:span><text:span text:style-name="T2">;</text:span></text:p>
      <text:p text:style-name="Standard"><text:span text:style-name="T2"><text:s text:c="6"/></text:span><text:span text:style-name="T3">NumarComplex numarComplex = </text:span><text:span text:style-name="T2">new </text:span><text:span text:style-name="T3">NumarComplex(</text:span><text:span text:style-name="T8">4</text:span><text:span text:style-name="T2">, </text:span><text:span text:style-name="T8">5</text:span><text:span text:style-name="T3">)</text:span><text:span text:style-name="T2">;</text:span></text:p>
      <text:p text:style-name="Standard"><text:span text:style-name="T2"><text:s text:c="3"/></text:span><text:span text:style-name="T3">}</text:span></text:p>
      <text:p text:style-name="Standard"><text:span text:style-name="T3">}</text:span></text:p>
      <text:p text:style-name="Standard"/>
      <text:list xml:id="list2675464915" text:style-name="WWNum1">
        <text:list-item>
          <text:p text:style-name="P4">Eroare la compilare: constructorul nu poate fi declarat final</text:p>
        </text:list-item>
        <text:list-item>
          <text:p text:style-name="P4">1</text:p>
        </text:list-item>
      </text:list>
      <text:p text:style-name="P5">2 + 3 * i</text:p>
      <text:p text:style-name="P5">3 + 5 * i</text:p>
      <text:list xml:id="list90810063534986" text:continue-numbering="true" text:style-name="WWNum1">
        <text:list-item>
          <text:p text:style-name="P4">1</text:p>
        </text:list-item>
      </text:list>
      <text:p text:style-name="P5">2</text:p>
      <text:p text:style-name="P5">4 + 5 * i</text:p>
      <text:list xml:id="list90810223073758" text:continue-numbering="true" text:style-name="WWNum1">
        <text:list-item>
          <text:p text:style-name="P4">Eroare la compilare: NumarComplex nu poate fi initializat cu NumarIntreg</text:p>
        </text:list-item>
      </text:list>
      <text:p text:style-name="P6"/>
      <text:p text:style-name="P6">Raspunsul corect: a).</text:p>
      <text:p text:style-name="P6">Explicație: </text:p>
      <text:p text:style-name="P6"><text:tab/>Constructorul unei clase nu poate fi declarat final deoarece constructorii nu sunt niciodată mosteniți, deci nu trebuie supuși ascunderii sau supra-scrieri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7" meta:word-count="160" meta:character-count="1110" meta:non-whitespace-character-count="912"/>
    <meta:generator>LibreOfficeDev/6.0.5.2$Linux_X86_64 LibreOffice_project/</meta:generator>
  </office:meta>
</office:document-meta>
</file>